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0F000000BEC975984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9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59cm" svg:height="6.702cm" svg:x="6.015cm" svg:y="10.618cm">
          <draw:image xlink:href="Pictures/100000000000010F000000BEC9759843.jpg" xlink:type="simple" xlink:show="embed" xlink:actuate="onLoad">
            <text:p/>
          </draw:image>
        </draw:frame>
        <draw:line draw:style-name="gr2" draw:text-style-name="P1" draw:layer="layout" svg:x1="14.335cm" svg:y1="12.811cm" svg:x2="12.049cm" svg:y2="11.414cm">
          <text:p/>
        </draw:line>
        <draw:line draw:style-name="gr2" draw:text-style-name="P1" draw:layer="layout" svg:x1="14.462cm" svg:y1="14.716cm" svg:x2="12.303cm" svg:y2="16.494cm">
          <text:p/>
        </draw:line>
        <draw:line draw:style-name="gr2" draw:text-style-name="P1" draw:layer="layout" svg:x1="10.144cm" svg:y1="16.621cm" svg:x2="7.477cm" svg:y2="15.097cm">
          <text:p/>
        </draw:line>
        <draw:line draw:style-name="gr2" draw:text-style-name="P1" draw:layer="layout" svg:x1="10.017cm" svg:y1="11.414cm" svg:x2="7.35cm" svg:y2="13.065cm">
          <text:p/>
        </draw:line>
        <draw:frame draw:style-name="gr3" draw:text-style-name="P2" draw:layer="layout" svg:width="2.28cm" svg:height="0.937cm" svg:x="13.065cm" svg:y="15.557cm">
          <draw:text-box>
            <text:p text:style-name="P2"><text:span text:style-name="T1">4: {2,3}</text:span></text:p>
          </draw:text-box>
        </draw:frame>
        <draw:frame draw:style-name="gr4" draw:text-style-name="P2" draw:layer="layout" svg:width="2.28cm" svg:height="0.937cm" svg:x="12.944cm" svg:y="11.366cm">
          <draw:text-box>
            <text:p text:style-name="P2"><text:span text:style-name="T1">4: {2,3}</text:span></text:p>
          </draw:text-box>
        </draw:frame>
        <draw:frame draw:style-name="gr5" draw:text-style-name="P2" draw:layer="layout" svg:width="4.206cm" svg:height="0.937cm" svg:x="5.43cm" svg:y="16.065cm">
          <draw:text-box>
            <text:p text:style-name="P2"><text:span text:style-name="T1">3:{1,4}, 4: {2,3}</text:span></text:p>
          </draw:text-box>
        </draw:frame>
        <draw:frame draw:style-name="gr6" draw:text-style-name="P2" draw:layer="layout" svg:width="4.206cm" svg:height="0.937cm" svg:x="5.572cm" svg:y="10.858cm">
          <draw:text-box>
            <text:p text:style-name="P2"><text:span text:style-name="T1">2:{1,4}, 4: {2,3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09T02:05:34</dc:date>
    <meta:document-statistic meta:object-count="9"/>
    <meta:generator>LibreOffice/4.0.4.2$Linux_X86_64 LibreOffice_project/400m0$Build-2</meta:generator>
  </office:meta>
</office:document-meta>
</file>